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ackground-color="#9999ff">
        <style:background-image/>
      </style:paragraph-properties>
    </style:style>
    <style:style style:name="P2" style:family="paragraph" style:parent-style-name="Table_20_Contents">
      <style:paragraph-properties fo:background-color="#9999ff">
        <style:background-image/>
      </style:paragraph-properties>
    </style:style>
    <style:style style:name="P3" style:family="paragraph" style:parent-style-name="Standard">
      <style:paragraph-properties fo:background-color="#94bd5e">
        <style:background-image/>
      </style:paragraph-properties>
    </style:style>
    <style:style style:name="P4" style:family="paragraph" style:parent-style-name="Table_20_Contents">
      <style:paragraph-properties fo:background-color="#94bd5e">
        <style:background-image/>
      </style:paragraph-properties>
    </style:style>
    <style:style style:name="P5" style:family="paragraph" style:parent-style-name="Table_20_Contents">
      <style:text-properties style:font-name="Liberation Sans" fo:font-size="14pt" style:font-name-asian="DejaVu LGC Sans" style:font-size-asian="14pt" style:font-name-complex="DejaVu LGC Sans" style:font-size-complex="14pt"/>
    </style:style>
    <style:style style:name="P6" style:family="paragraph" style:parent-style-name="Table_20_Contents">
      <style:text-properties style:font-name="Liberation Sans" fo:font-size="2pt" style:font-name-asian="DejaVu LGC Sans" style:font-size-asian="2pt" style:font-name-complex="DejaVu LGC Sans" style:font-size-complex="2pt"/>
    </style:style>
    <style:style style:name="P7" style:family="paragraph" style:parent-style-name="Table_20_Contents">
      <style:paragraph-properties fo:background-color="transparent">
        <style:background-image/>
      </style:paragraph-properties>
    </style:style>
    <style:style style:name="P8" style:family="paragraph" style:parent-style-name="Heading_20_3">
      <style:text-properties style:font-name="Liberation Sans" fo:font-size="14pt" style:font-name-asian="DejaVu LGC Sans" style:font-size-asian="14pt" style:font-name-complex="DejaVu LGC Sans" style:font-size-complex="14pt"/>
    </style:style>
    <style:style style:name="P9" style:family="paragraph" style:parent-style-name="Table_20_Contents" style:list-style-name="L2"/>
    <style:style style:name="P10" style:family="paragraph" style:parent-style-name="Table_20_Contents">
      <style:text-properties style:font-name="Liberation Sans" fo:font-size="2pt" style:font-name-asian="DejaVu LGC Sans" style:font-size-asian="2pt" style:font-name-complex="DejaVu LGC Sans" style:font-size-complex="2pt"/>
    </style:style>
    <style:style style:name="P11" style:family="paragraph" style:parent-style-name="Standard" style:list-style-name="L1">
      <style:text-properties fo:background-color="transparent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0.5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start" fo:text-indent="0in"/>
    </style:style>
    <style:style style:name="P1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2pt" style:font-style-asian="normal" style:font-weight-asian="bold" style:font-name-complex="DejaVu LGC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4c4c4c"/>
    </style:style>
    <style:style style:name="T6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fill-gradient-name="GLK_20_with_20_Flat_20_files" draw:fill-hatch-name="Hatch_20_6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0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8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7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closure_status2</text:h>
          </table:table-cell>
        </table:table-row>
        <table:table-row>
          <table:table-cell table:style-name="Table1.A2" office:value-type="string">
            <text:p text:style-name="Standard"><draw:g text:anchor-type="paragraph" draw:z-index="0" draw:style-name="gr1"><draw:rect draw:style-name="gr2" draw:text-style-name="P13" draw:id="id2" svg:width="0.7878in" svg:height="0.1579in" svg:x="1.5193in" svg:y="0.7953in"><text:p text:style-name="P12"><text:span text:style-name="T6">lib_name</text:span></text:p></draw:rect><draw:rect draw:style-name="gr3" draw:text-style-name="P14" draw:id="id9" svg:width="0.7878in" svg:height="0.1571in" svg:x="0.6567in" svg:y="1.5752in"><text:p>&lt;BAC ID&gt;</text:p></draw:rect><draw:rect draw:style-name="gr4" draw:text-style-name="P15" svg:width="0.5906in" svg:height="0.1571in" svg:x="0.1319in" svg:y="1.5752in"><text:p><text:span text:style-name="T1">Output:</text:span></text:p></draw:rect><draw:rect draw:style-name="gr5" draw:text-style-name="P17" svg:width="1.5752in" svg:height="0.1579in" svg:x="3.4874in" svg:y="0.3228in"><text:p text:style-name="P16"><text:span text:style-name="T7">ctm_reference</text:span></text:p></draw:rect><draw:rect draw:style-name="gr6" draw:text-style-name="P13" draw:id="id6" svg:width="1.5752in" svg:height="0.1571in" svg:x="3.4874in" svg:y="0.4807in"><text:p text:style-name="P12"><text:span text:style-name="T6">value</text:span></text:p></draw:rect><draw:rect draw:style-name="gr6" draw:text-style-name="P13" draw:id="id7" svg:width="1.5752in" svg:height="0.1579in" svg:x="3.4874in" svg:y="0.6374in"><text:p text:style-name="P12"><text:span text:style-name="T6">ctm_reference_status_id</text:span></text:p></draw:rect><draw:rect draw:style-name="gr5" draw:text-style-name="P17" svg:width="1.5752in" svg:height="0.1571in" svg:x="5.2594in" svg:y="0.4807in"><text:p text:style-name="P16"><text:span text:style-name="T7">ctm_reference_status</text:span></text:p></draw:rect><draw:rect draw:style-name="gr7" draw:text-style-name="P13" svg:width="1.5752in" svg:height="0.1587in" svg:x="5.2594in" svg:y="0.7953in"><text:p text:style-name="P12"><text:span text:style-name="T6">name</text:span></text:p></draw:rect><draw:rect draw:style-name="gr6" draw:text-style-name="P13" draw:id="id8" svg:width="1.5752in" svg:height="0.1579in" svg:x="5.2594in" svg:y="0.6374in"><text:p text:style-name="P12"><text:span text:style-name="T6">ctm_reference_status_id</text:span></text:p></draw:rect><draw:rect draw:style-name="gr8" draw:text-style-name="P17" svg:width="0.7878in" svg:height="0.1571in" svg:x="1.5193in" svg:y="0.4807in"><text:p text:style-name="P16"><text:span text:style-name="T7">BAC</text:span></text:p></draw:rect><draw:rect draw:style-name="gr6" draw:text-style-name="P13" draw:id="id3" svg:width="0.7878in" svg:height="0.1579in" svg:x="1.5193in" svg:y="0.6374in"><text:p text:style-name="P12"><text:span text:style-name="T6">id</text:span></text:p></draw:rect><draw:rect draw:style-name="gr8" draw:text-style-name="P17" svg:width="0.7894in" svg:height="0.1579in" svg:x="2.5035in" svg:y="0.3228in"><text:p text:style-name="P16"><text:span text:style-name="T7">Extent</text:span></text:p></draw:rect><draw:rect draw:style-name="gr6" draw:text-style-name="P13" draw:id="id5" svg:width="0.7894in" svg:height="0.1571in" svg:x="2.5035in" svg:y="0.4807in"><text:p text:style-name="P12"><text:span text:style-name="T6">Extent_id</text:span></text:p></draw:rect><draw:rect draw:style-name="gr9" draw:text-style-name="P13" draw:id="id4" svg:width="0.7894in" svg:height="0.1579in" svg:x="2.5035in" svg:y="0.6374in"><text:p text:style-name="P12"><text:span text:style-name="T6">ref_id</text:span></text:p></draw:rect><draw:connector draw:style-name="gr10" draw:text-style-name="P18" svg:x1="1.2965in" svg:y1="0.1575in" svg:x2="1.5193in" svg:y2="0.8736in" draw:start-shape="id1" draw:start-glue-point="2" draw:end-shape="id2" draw:end-glue-point="3" svg:d="m3293 400v1819h566"><text:p/></draw:connector><draw:rect draw:style-name="gr11" draw:text-style-name="P14" draw:id="id1" svg:width="0.7886in" svg:height="0.1579in" svg:x="0.9028in" svg:y="0in"><text:p>&lt;Collection Code&gt;</text:p></draw:rect><draw:rect draw:style-name="gr4" draw:text-style-name="P15" svg:width="0.5906in" svg:height="0.1579in" svg:x="0.0138in" svg:y="0in"><text:p><text:span text:style-name="T1">Input:</text:span></text:p></draw:rect><draw:connector draw:style-name="gr12" draw:text-style-name="P18" svg:x1="2.3067in" svg:y1="0.7161in" svg:x2="2.5031in" svg:y2="0.7161in" draw:start-shape="id3" draw:start-glue-point="1" draw:end-shape="id4" draw:end-glue-point="3" svg:d="m5859 1819h499"><text:p/></draw:connector><draw:connector draw:style-name="gr12" draw:text-style-name="P18" svg:x1="3.2921in" svg:y1="0.5591in" svg:x2="3.487in" svg:y2="0.5591in" draw:start-shape="id5" draw:start-glue-point="1" draw:end-shape="id6" draw:end-glue-point="3" svg:d="m8362 1420h495"><text:p/></draw:connector><draw:connector draw:style-name="gr12" draw:text-style-name="P18" svg:x1="5.0622in" svg:y1="0.7161in" svg:x2="5.2594in" svg:y2="0.7161in" draw:start-shape="id7" draw:start-glue-point="1" draw:end-shape="id8" draw:end-glue-point="3" svg:d="m12858 1819h501"><text:p/></draw:connector><draw:connector draw:style-name="gr13" draw:text-style-name="P18" svg:x1="2.8976in" svg:y1="0.7953in" svg:x2="1.0504in" svg:y2="1.5752in" draw:start-shape="id4" draw:start-glue-point="2" draw:end-shape="id9" draw:end-glue-point="0" svg:d="m7360 2020v991h-4692v990"><text:p/></draw:connector></draw:g></text:p>
          </table:table-cell>
        </table:table-row>
        <table:table-row>
          <table:table-cell table:style-name="Table1.A2" office:value-type="string">
            <text:p text:style-name="Standard"><text:span text:style-name="Teletype"><text:span text:style-name="T1">select</text:span></text:span><text:span text:style-name="Teletype"> </text:span></text:p>
            <text:p text:style-name="P1"><text:span text:style-name="Teletype"><text:s text:c="2"/>e.ref_id </text:span></text:p>
            <text:p text:style-name="Standard"><text:span text:style-name="Teletype"><text:span text:style-name="T1">from </text:span></text:span></text:p>
            <text:p text:style-name="Standard"><text:span text:style-name="Teletype"><text:s text:c="2"/>Extent e, </text:span></text:p>
            <text:p text:style-name="Standard"><text:span text:style-name="Teletype"><text:span text:style-name="T2"><text:s text:c="2"/>ctm_reference r, </text:span></text:span></text:p>
            <text:p text:style-name="Standard"><text:span text:style-name="Teletype"><text:span text:style-name="T2"><text:s text:c="2"/>ctm_reference_status s, </text:span></text:span></text:p>
            <text:p text:style-name="Standard"><text:span text:style-name="Teletype"><text:s text:c="2"/>track..bac b </text:span></text:p>
            <text:p text:style-name="Standard"><text:span text:style-name="Teletype"><text:span text:style-name="T1">where</text:span></text:span><text:span text:style-name="Teletype"> </text:span></text:p>
            <text:p text:style-name="Standard"><text:span text:style-name="Teletype"><text:span text:style-name="T2"><text:s text:c="2"/>r.ctm_reference_status_id = s.ctm_reference_status_id </text:span></text:span><text:span text:style-name="Teletype"><text:span text:style-name="T3">and </text:span></text:span></text:p>
            <text:p text:style-name="Standard"><text:span text:style-name="Teletype"><text:s text:c="2"/>convert(numeric,e.ref_id) = b.id </text:span><text:span text:style-name="Teletype"><text:span text:style-name="T1">and </text:span></text:span></text:p>
            <text:p text:style-name="Standard"><text:span text:style-name="Teletype"><text:span text:style-name="T2"><text:s text:c="2"/>convert(numeric,r.value) <text:s/>= e.Extent_id </text:span></text:span><text:span text:style-name="Teletype"><text:span text:style-name="T3">and </text:span></text:span></text:p>
            <text:p text:style-name="P3"><text:span text:style-name="Teletype"><text:s text:c="2"/>b.</text:span><text:span text:style-name="Teletype"><text:span text:style-name="T5">lib_name</text:span></text:span><text:span text:style-name="Teletype"> </text:span><text:span text:style-name="Teletype"><text:span text:style-name="T1">like </text:span></text:span><text:span text:style-name="Teletype">"</text:span><text:span text:style-name="Teletype"><text:span text:style-name="T4">JPA%</text:span></text:span><text:span text:style-name="Teletype">" </text:span></text:p>
            <text:p text:style-name="Standard"><text:span text:style-name="Teletype"><text:span text:style-name="T1">order by </text:span></text:span><text:span text:style-name="Teletype">s.name </text:span></text:p>
          </table:table-cell>
        </table:table-row>
        <table:table-row>
          <table:table-cell table:style-name="Table1.A2" office:value-type="string">
            <text:p text:style-name="Standard">Notes</text:p>
            <text:list xml:id="list1820741348" text:style-name="L1">
              <text:list-item>
                <text:p text:style-name="P11"><text:span text:style-name="T2">'Sample ID' </text:span>(from 'lib_name') is not required.</text:p>
              </text:list-item>
            </text:list>
          </table:table-cell>
        </table:table-row>
      </table:table>
      <text:h text:style-name="Heading_20_3" text:outline-level="3"/>
      <table:table table:name="Table2" table:style-name="Table2">
        <table:table-column table:style-name="Table2.A"/>
        <table:table-row>
          <table:table-cell table:style-name="Table2.A1" office:value-type="string">
            <text:h text:style-name="P8" text:outline-level="3">closure_status_count</text:h>
          </table:table-cell>
        </table:table-row>
        <table:table-row>
          <table:table-cell table:style-name="Table2.A2" office:value-type="string">
            <text:p text:style-name="P5"><draw:g text:anchor-type="paragraph" draw:z-index="1" draw:style-name="gr1"><draw:rect draw:style-name="gr14" draw:text-style-name="P13" svg:width="0.7878in" svg:height="0.1587in" svg:x="1.4917in" svg:y="0.7953in"><text:p text:style-name="P12"><text:span text:style-name="T6">lib_name</text:span></text:p></draw:rect><draw:rect draw:style-name="gr15" draw:text-style-name="P13" draw:id="id11" svg:width="0.7878in" svg:height="0.1587in" svg:x="1.4917in" svg:y="0.7953in"><text:p/></draw:rect><draw:rect draw:style-name="gr4" draw:text-style-name="P15" svg:width="0.5906in" svg:height="0.1571in" svg:x="0.1043in" svg:y="1.5752in"><text:p><text:span text:style-name="T1">Output:</text:span></text:p></draw:rect><draw:rect draw:style-name="gr8" draw:text-style-name="P17" svg:width="1.5752in" svg:height="0.1579in" svg:x="3.4598in" svg:y="0.3228in"><text:p text:style-name="P16"><text:span text:style-name="T7">ctm_reference</text:span></text:p></draw:rect><draw:rect draw:style-name="gr6" draw:text-style-name="P13" draw:id="id15" svg:width="1.5752in" svg:height="0.1571in" svg:x="3.4598in" svg:y="0.4807in"><text:p text:style-name="P12"><text:span text:style-name="T6">value</text:span></text:p></draw:rect><draw:rect draw:style-name="gr6" draw:text-style-name="P13" draw:id="id16" svg:width="1.5752in" svg:height="0.1579in" svg:x="3.4598in" svg:y="0.6374in"><text:p text:style-name="P12"><text:span text:style-name="T6">ctm_reference_status_id</text:span></text:p></draw:rect><draw:rect draw:style-name="gr8" draw:text-style-name="P17" svg:width="1.576in" svg:height="0.1571in" svg:x="5.2319in" svg:y="0.4807in"><text:p text:style-name="P16"><text:span text:style-name="T7">ctm_reference_status</text:span></text:p></draw:rect><draw:rect draw:style-name="gr9" draw:text-style-name="P13" draw:id="id18" svg:width="1.576in" svg:height="0.1594in" svg:x="5.2319in" svg:y="0.7953in"><text:p text:style-name="P12"><text:span text:style-name="T6">name</text:span></text:p></draw:rect><draw:rect draw:style-name="gr6" draw:text-style-name="P13" draw:id="id17" svg:width="1.576in" svg:height="0.1579in" svg:x="5.2319in" svg:y="0.6374in"><text:p text:style-name="P12"><text:span text:style-name="T6">ctm_reference_status_id</text:span></text:p></draw:rect><draw:rect draw:style-name="gr8" draw:text-style-name="P17" svg:width="0.7878in" svg:height="0.1571in" svg:x="1.4917in" svg:y="0.4807in"><text:p text:style-name="P16"><text:span text:style-name="T7">BAC</text:span></text:p></draw:rect><draw:rect draw:style-name="gr6" draw:text-style-name="P13" draw:id="id12" svg:width="0.7878in" svg:height="0.1579in" svg:x="1.4917in" svg:y="0.6374in"><text:p text:style-name="P12"><text:span text:style-name="T6">id</text:span></text:p></draw:rect><draw:rect draw:style-name="gr8" draw:text-style-name="P17" svg:width="0.7898in" svg:height="0.1579in" svg:x="2.476in" svg:y="0.3228in"><text:p text:style-name="P16"><text:span text:style-name="T7">Extent</text:span></text:p></draw:rect><draw:rect draw:style-name="gr6" draw:text-style-name="P13" draw:id="id14" svg:width="0.7898in" svg:height="0.1571in" svg:x="2.476in" svg:y="0.4807in"><text:p text:style-name="P12"><text:span text:style-name="T6">Extent_id</text:span></text:p></draw:rect><draw:rect draw:style-name="gr9" draw:text-style-name="P13" draw:id="id13" svg:width="0.7898in" svg:height="0.1579in" svg:x="2.476in" svg:y="0.6374in"><text:p text:style-name="P12"><text:span text:style-name="T6">ref_id</text:span></text:p></draw:rect><draw:connector draw:style-name="gr10" draw:text-style-name="P18" svg:x1="1.2697in" svg:y1="0.1575in" svg:x2="1.4921in" svg:y2="0.8744in" draw:start-shape="id10" draw:start-glue-point="2" draw:end-shape="id11" draw:end-glue-point="3" svg:d="m3225 400v1821h565"><text:p/></draw:connector><draw:rect draw:style-name="gr11" draw:text-style-name="P14" draw:id="id10" svg:width="0.7894in" svg:height="0.1579in" svg:x="0.8752in" svg:y="0in"><text:p>&lt;Collection Code&gt;</text:p></draw:rect><draw:rect draw:style-name="gr4" draw:text-style-name="P15" svg:width="0.5906in" svg:height="0.1579in" svg:x="-0.0138in" svg:y="0in"><text:p><text:span text:style-name="T1">Input:</text:span></text:p></draw:rect><draw:connector draw:style-name="gr12" draw:text-style-name="P18" svg:x1="2.2791in" svg:y1="0.7161in" svg:x2="2.4756in" svg:y2="0.7161in" draw:start-shape="id12" draw:start-glue-point="1" draw:end-shape="id13" draw:end-glue-point="3" svg:d="m5789 1819h499"><text:p/></draw:connector><draw:connector draw:style-name="gr12" draw:text-style-name="P18" svg:x1="3.2654in" svg:y1="0.5591in" svg:x2="3.4598in" svg:y2="0.5591in" draw:start-shape="id14" draw:start-glue-point="1" draw:end-shape="id15" draw:end-glue-point="3" svg:d="m8294 1420h494"><text:p/></draw:connector><draw:connector draw:style-name="gr12" draw:text-style-name="P18" svg:x1="5.0346in" svg:y1="0.7161in" svg:x2="5.2319in" svg:y2="0.7161in" draw:start-shape="id16" draw:start-glue-point="1" draw:end-shape="id17" draw:end-glue-point="3" svg:d="m12788 1819h501"><text:p/></draw:connector><draw:rect draw:style-name="gr3" draw:text-style-name="P14" draw:id="id19" svg:width="0.7886in" svg:height="0.1571in" svg:x="0.8752in" svg:y="1.5756in"><text:p>&lt;Status&gt;</text:p></draw:rect><draw:connector draw:style-name="gr13" draw:text-style-name="P18" svg:x1="6.0193in" svg:y1="0.9543in" svg:x2="1.2689in" svg:y2="1.5756in" draw:start-shape="id18" draw:start-glue-point="2" draw:end-shape="id19" svg:d="m15289 2424v790h-12066v788"><text:p/></draw:connector><draw:rect draw:style-name="gr3" draw:text-style-name="P14" svg:width="0.7878in" svg:height="0.1579in" svg:x="1.9236in" svg:y="1.5756in"><text:p>&lt;count&gt;</text:p></draw:rect><draw:custom-shape draw:style-name="gr16" draw:text-style-name="P18" svg:width="0.4169in" svg:height="5.4657in" draw:transform="rotate (-1.57079632679579) translate (6.86180555555556in 0.934722222222222in)"><text:p/><draw:enhanced-geometry svg:viewBox="0 0 21600 21600" draw:mirror-horizontal="false" draw:mirror-vertical="false" draw:glue-points="0 0 0 21600 21600 10800" draw:text-areas="0 ?f9 7800 ?f10" draw:type="right-brace" draw:modifiers="676.79896276021 18150.659079449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draw:g></text:p>
          </table:table-cell>
        </table:table-row>
        <table:table-row>
          <table:table-cell table:style-name="Table2.A2" office:value-type="string">
            <text:p text:style-name="Table_20_Contents"><text:span text:style-name="Teletype">select </text:span></text:p>
            <text:p text:style-name="P2"><text:span text:style-name="Teletype"><text:s text:c="2"/>s.name, </text:span></text:p>
            <text:p text:style-name="P2"><text:span text:style-name="Teletype"><text:s text:c="2"/>count(*) </text:span></text:p>
            <text:p text:style-name="P7"><text:span text:style-name="Teletype">from </text:span></text:p>
            <text:p text:style-name="Table_20_Contents"><text:span text:style-name="Teletype"><text:s text:c="2"/>Extent e, </text:span></text:p>
            <text:p text:style-name="Table_20_Contents"><text:span text:style-name="Teletype"><text:s text:c="2"/>ctm_reference r, </text:span></text:p>
            <text:p text:style-name="Table_20_Contents"><text:span text:style-name="Teletype"><text:s text:c="2"/>ctm_reference_status s, </text:span></text:p>
            <text:p text:style-name="Table_20_Contents"><text:span text:style-name="Teletype"><text:s text:c="2"/>track..bac b </text:span></text:p>
            <text:p text:style-name="Table_20_Contents"><text:span text:style-name="Teletype">where </text:span></text:p>
            <text:p text:style-name="Table_20_Contents"><text:span text:style-name="Teletype"><text:s text:c="2"/>r.ctm_reference_status_id = s.ctm_reference_status_id and </text:span></text:p>
            <text:p text:style-name="Table_20_Contents"><text:span text:style-name="Teletype"><text:s text:c="2"/>convert (numeric,e.ref_id)=b.id and </text:span></text:p>
            <text:p text:style-name="Table_20_Contents"><text:span text:style-name="Teletype"><text:s text:c="2"/>convert(numeric,r.value)=e.Extent_id and </text:span></text:p>
            <text:p text:style-name="P4"><text:span text:style-name="Teletype"><text:s text:c="2"/>b.</text:span><text:span text:style-name="Teletype"><text:span text:style-name="T5">lib_name</text:span></text:span><text:span text:style-name="Teletype"> like "JHC%" </text:span></text:p>
            <text:p text:style-name="Table_20_Contents"><text:span text:style-name="Teletype">group by s.name </text:span></text:p>
            <text:p text:style-name="Table_20_Contents"><text:span text:style-name="Teletype">order by s.name</text:span></text:p>
          </table:table-cell>
        </table:table-row>
        <table:table-row>
          <table:table-cell table:style-name="Table2.A2" office:value-type="string">
            <text:p text:style-name="Standard">Notes</text:p>
            <text:list xml:id="list222806618" text:continue-numbering="true" text:style-name="L1">
              <text:list-item>
                <text:p text:style-name="P11"><text:span text:style-name="T2">'Sample ID' </text:span>(from 'lib_name') is not required.</text:p>
              </text:list-item>
            </text:list>
          </table:table-cell>
        </table:table-row>
      </table:table>
      <text:h text:style-name="Heading_20_3" text:outline-level="3"/>
      <table:table table:name="Table3" table:style-name="Table3">
        <table:table-column table:style-name="Table3.A"/>
        <table:table-row>
          <table:table-cell table:style-name="Table3.A1" office:value-type="string">
            <text:h text:style-name="P8" text:outline-level="3">comment</text:h>
          </table:table-cell>
        </table:table-row>
        <table:table-row>
          <table:table-cell table:style-name="Table3.A2" office:value-type="string">
            <text:p text:style-name="P6"><draw:g text:anchor-type="paragraph" draw:z-index="2" draw:style-name="gr1"><draw:rect draw:style-name="gr9" draw:text-style-name="P13" draw:id="id26" svg:width="1.5752in" svg:height="0.1594in" svg:x="3.3661in" svg:y="1.2189in"><text:p text:style-name="P12"><text:span text:style-name="T6">comment</text:span></text:p></draw:rect><draw:rect draw:style-name="gr17" draw:text-style-name="P19" svg:width="0.8287in" svg:height="0.1571in" svg:x="0.1354in" svg:y="1.8508in"><text:p><text:span text:style-name="T1">Output:</text:span></text:p></draw:rect><draw:rect draw:style-name="gr8" draw:text-style-name="P17" svg:width="1.5752in" svg:height="0.1587in" svg:x="1.5937in" svg:y="0.5874in"><text:p text:style-name="P16"><text:span text:style-name="T7">ctm_reference</text:span></text:p></draw:rect><draw:rect draw:style-name="gr6" draw:text-style-name="P13" svg:width="1.5752in" svg:height="0.1571in" svg:x="1.5937in" svg:y="0.902in"><text:p text:style-name="P12"><text:span text:style-name="T6">value</text:span></text:p></draw:rect><draw:rect draw:style-name="gr6" draw:text-style-name="P13" draw:id="id29" svg:width="1.5752in" svg:height="0.1587in" svg:x="1.5937in" svg:y="1.0583in"><text:p text:style-name="P12"><text:span text:style-name="T6">ctm_reference_id</text:span></text:p></draw:rect><draw:rect draw:style-name="gr5" draw:text-style-name="P17" svg:width="1.5752in" svg:height="0.1571in" svg:x="5.1374in" svg:y="0.5874in"><text:p text:style-name="P16"><text:span text:style-name="T7">ctm_reference_status</text:span></text:p></draw:rect><draw:rect draw:style-name="gr18" draw:text-style-name="P13" svg:width="1.5752in" svg:height="0.1587in" svg:x="5.1374in" svg:y="0.902in"><text:p text:style-name="P12"><text:span text:style-name="T6">name</text:span></text:p></draw:rect><draw:rect draw:style-name="gr6" draw:text-style-name="P13" draw:id="id25" svg:width="1.5752in" svg:height="0.1579in" svg:x="5.1374in" svg:y="0.7445in"><text:p text:style-name="P12"><text:span text:style-name="T6">ctm_reference_status_id</text:span></text:p></draw:rect><draw:rect draw:style-name="gr8" draw:text-style-name="P17" svg:width="0.7898in" svg:height="0.1587in" svg:x="0.6362in" svg:y="0.7457in"><text:p text:style-name="P16"><text:span text:style-name="T7">Extent</text:span></text:p></draw:rect><draw:rect draw:style-name="gr6" draw:text-style-name="P13" svg:width="0.7898in" svg:height="0.1571in" svg:x="0.6362in" svg:y="0.9043in"><text:p text:style-name="P12"><text:span text:style-name="T6">Extent_id</text:span></text:p></draw:rect><draw:rect draw:style-name="gr9" draw:text-style-name="P13" draw:id="id21" svg:width="0.7898in" svg:height="0.1587in" svg:x="0.6362in" svg:y="1.0602in"><text:p text:style-name="P12"><text:span text:style-name="T6">ref_id</text:span></text:p></draw:rect><draw:connector draw:style-name="gr10" draw:text-style-name="P18" svg:x1="1.3874in" svg:y1="0.1575in" svg:x2="0.6362in" svg:y2="1.1398in" draw:start-shape="id20" draw:start-glue-point="2" draw:end-shape="id21" draw:end-glue-point="3" svg:d="m3524 400v1147h-2409v1348h501"><text:p/></draw:connector><draw:rect draw:style-name="gr11" draw:text-style-name="P20" draw:id="id20" svg:width="0.8496in" svg:height="0.1579in" svg:x="0.9634in" svg:y="0in"><text:p>&lt;BAC IDs&gt;</text:p></draw:rect><draw:rect draw:style-name="gr4" draw:text-style-name="P19" svg:width="0.765in" svg:height="0.1579in" svg:x="0.1992in" svg:y="0in"><text:p><text:span text:style-name="T1">Input:</text:span></text:p></draw:rect><draw:connector draw:style-name="gr12" draw:text-style-name="P18" svg:x1="1.4256in" svg:y1="0.8244in" svg:x2="1.5937in" svg:y2="0.8244in" svg:d="m3621 2094h427"><text:p/></draw:connector><draw:rect draw:style-name="gr19" draw:text-style-name="P20" draw:id="id28" svg:width="0.8421in" svg:height="0.1571in" svg:x="0.9634in" svg:y="1.8508in"><text:p>&lt;BAC ID&gt;</text:p></draw:rect><draw:connector draw:style-name="gr13" draw:text-style-name="P18" svg:x1="4.1535in" svg:y1="1.5346in" svg:x2="3.6437in" svg:y2="1.8508in" draw:start-shape="id22" draw:start-glue-point="2" draw:end-shape="id23" draw:end-glue-point="0" svg:d="m10550 3898v402h-1295v401"><text:p/></draw:connector><draw:rect draw:style-name="gr8" draw:text-style-name="P17" svg:width="1.5752in" svg:height="0.1579in" svg:x="3.3661in" svg:y="0.902in"><text:p text:style-name="P16"><text:span text:style-name="T7">ctm_reference_history</text:span></text:p></draw:rect><draw:rect draw:style-name="gr6" draw:text-style-name="P13" draw:id="id30" svg:width="1.5752in" svg:height="0.1571in" svg:x="3.3661in" svg:y="1.0598in"><text:p text:style-name="P12"><text:span text:style-name="T6">ctm_reference_id</text:span></text:p></draw:rect><draw:rect draw:style-name="gr6" draw:text-style-name="P13" draw:id="id24" svg:width="1.5752in" svg:height="0.1579in" svg:x="1.5937in" svg:y="0.7457in"><text:p text:style-name="P12"><text:span text:style-name="T6">ctm_reference_status_id</text:span></text:p></draw:rect><draw:connector draw:style-name="gr12" draw:text-style-name="P18" svg:x1="3.1689in" svg:y1="0.8244in" svg:x2="5.1374in" svg:y2="0.8228in" draw:start-shape="id24" draw:start-glue-point="1" draw:end-shape="id25" draw:end-glue-point="3" svg:d="m8049 2094h2501v-4h2499"><text:p/></draw:connector><draw:rect draw:style-name="gr9" draw:text-style-name="P13" draw:id="id22" svg:width="1.5752in" svg:height="0.1579in" svg:x="3.3661in" svg:y="1.3772in"><text:p text:style-name="P12"><text:span text:style-name="T6">date_in</text:span></text:p></draw:rect><draw:rect draw:style-name="gr19" draw:text-style-name="P20" draw:id="id27" svg:width="0.8425in" svg:height="0.1571in" svg:x="1.8598in" svg:y="1.8508in"><text:p>&lt;comment&gt;</text:p></draw:rect><draw:rect draw:style-name="gr19" draw:text-style-name="P20" draw:id="id23" svg:width="1.6213in" svg:height="0.1571in" svg:x="2.8335in" svg:y="1.8508in"><text:p>&lt;date of comment&gt;</text:p></draw:rect><draw:connector draw:style-name="gr13" draw:text-style-name="P18" svg:x1="3.3661in" svg:y1="1.298in" svg:x2="2.2807in" svg:y2="1.8508in" draw:start-shape="id26" draw:start-glue-point="3" draw:end-shape="id27" draw:end-glue-point="0" svg:d="m8550 3297h-2757v1404"><text:p/></draw:connector><draw:connector draw:style-name="gr13" draw:text-style-name="P18" svg:x1="1.3846in" svg:y1="1.2189in" svg:x2="1.3839in" svg:y2="1.8508in" draw:end-shape="id28" svg:d="m3517 3096v552h-2v1053"><text:p/></draw:connector><draw:connector draw:style-name="gr12" draw:text-style-name="P18" svg:x1="3.1689in" svg:y1="1.1374in" svg:x2="3.3661in" svg:y2="1.1382in" draw:start-shape="id29" draw:start-glue-point="1" draw:end-shape="id30" draw:end-glue-point="3" svg:d="m8049 2889h250v2h251"><text:p/></draw:connector></draw:g></text:p>
            <text:p text:style-name="P6"/>
            <text:p text:style-name="P6"/>
            <text:p text:style-name="P6"/>
          </table:table-cell>
        </table:table-row>
        <table:table-row>
          <table:table-cell table:style-name="Table3.A2" office:value-type="string">
            <text:p text:style-name="Table_20_Contents"><text:span text:style-name="Teletype">select </text:span></text:p>
            <text:p text:style-name="P2"><text:span text:style-name="Teletype"><text:s text:c="2"/>distinct e.ref_id, </text:span></text:p>
            <text:p text:style-name="P2"><text:span text:style-name="Teletype"><text:s text:c="2"/>rh.comment, </text:span></text:p>
            <text:p text:style-name="P2"><text:span text:style-name="Teletype"><text:s text:c="2"/>rh.date_in </text:span></text:p>
            <text:p text:style-name="Table_20_Contents"><text:span text:style-name="Teletype">from </text:span></text:p>
            <text:p text:style-name="Table_20_Contents"><text:span text:style-name="Teletype"><text:s text:c="2"/>Extent e, </text:span></text:p>
            <text:p text:style-name="Table_20_Contents"><text:span text:style-name="Teletype"><text:s text:c="2"/>ctm_reference r, </text:span></text:p>
            <text:p text:style-name="Table_20_Contents"><text:span text:style-name="Teletype"><text:s text:c="2"/></text:span><text:span text:style-name="Teletype"><text:span text:style-name="T2">ctm_reference_status s, </text:span></text:span></text:p>
            <text:p text:style-name="Table_20_Contents"><text:span text:style-name="Teletype"><text:s text:c="2"/>ctm_reference_history rh </text:span></text:p>
            <text:p text:style-name="Table_20_Contents"><text:span text:style-name="Teletype">where </text:span></text:p>
            <text:p text:style-name="Table_20_Contents"><text:span text:style-name="Teletype"><text:s/></text:span><text:span text:style-name="Teletype"><text:span text:style-name="T2"><text:s/>r.ctm_reference_status_id=s.ctm_reference_status_id and </text:span></text:span></text:p>
            <text:p text:style-name="Table_20_Contents"><text:span text:style-name="Teletype"><text:s text:c="2"/>convert(numeric,r.value)=e.Extent_id and </text:span></text:p>
            <text:p text:style-name="Table_20_Contents"><text:span text:style-name="Teletype"><text:s text:c="2"/>rh.ctm_reference_id=r.ctm_reference_id and </text:span></text:p>
            <text:p text:style-name="P4"><text:span text:style-name="Teletype"><text:s text:c="2"/>e.ref_id between '38491' and '38493'</text:span></text:p>
          </table:table-cell>
        </table:table-row>
        <table:table-row>
          <table:table-cell table:style-name="Table3.A2" office:value-type="string">
            <text:p text:style-name="Table_20_Contents">Notes</text:p>
            <text:list xml:id="list2152809274" text:style-name="L2">
              <text:list-item>
                <text:p text:style-name="P9">The <text:span text:style-name="T2">'ctm_reference_status'</text:span> table is not used.</text:p>
              </text:list-item>
            </text:list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Hatch_20_6" draw:display-name="Hatch 6" draw:style="single" draw:color="#000080" draw:distance="0.0453in" draw:rotation="1350"/>
    <draw:hatch draw:name="Hatch_20_7" draw:display-name="Hatch 7" draw:style="single" draw:color="#008000" draw:distance="0.0256in" draw:rotation="450"/>
    <draw:hatch draw:name="Hatch_20_8" draw:display-name="Hatch 8" draw:style="single" draw:color="#000080" draw:distance="0.0256in" draw:rotation="1350"/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10:41</meta:creation-date>
    <meta:generator>OpenOffice.org/3.1$Unix OpenOffice.org_project/310m19$Build-9420</meta:generator>
    <dc:date>2012-11-08T14:29:35</dc:date>
    <dc:creator>Peter Edworthy</dc:creator>
    <meta:editing-duration>PT39H08M48S</meta:editing-duration>
    <meta:editing-cycles>14</meta:editing-cycles>
    <meta:document-statistic meta:table-count="3" meta:image-count="0" meta:object-count="0" meta:page-count="3" meta:paragraph-count="51" meta:word-count="116" meta:character-count="1126"/>
  </office:meta>
</office:document-meta>
</file>